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78728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9ae25" style:font-weight-asian="bold" style:font-weight-complex="bold"/>
    </style:style>
    <style:style style:name="T4" style:family="text">
      <style:text-properties officeooo:rsid="007adf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089831904">
          <table:table-cell table:style-name="Tabla1.A1" office:value-type="string">
            <text:p text:style-name="P3"><text:s text:c="2"/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089832448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cómo se llama el chip de las placas base que se encarga de la comunicación con los periféricos</text:span></text:p>
          </table:table-cell>
        </table:table-row>
        <table:table-row table:style-name="TableLine2129089837616">
          <table:table-cell table:style-name="Tabla9.A2" table:number-columns-spanned="2" office:value-type="string">
            <text:list xml:id="list4113196702" text:style-name="L1">
              <text:list-item>
                <text:p text:style-name="P6">BIOS</text:p>
              </text:list-item>
              <text:list-item>
                <text:p text:style-name="P6">CMOS</text:p>
              </text:list-item>
              <text:list-item>
                <text:p text:style-name="P6">CPU</text:p>
              </text:list-item>
              <text:list-item>
                <text:p text:style-name="P6">North bridge</text:p>
              </text:list-item>
              <text:list-item>
                <text:p text:style-name="P7">South bridge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46:43.066000000</dc:date>
    <meta:editing-duration>PT9H4M16S</meta:editing-duration>
    <meta:editing-cycles>15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38" meta:character-count="187" meta:non-whitespace-character-count="160"/>
  </office:meta>
</office:document-meta>
</file>